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top" fo:min-height="0cm"/>
    </style:style>
    <style:style style:name="gr2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svg:stroke-opacity="25%" draw:fill="none" draw:textarea-vertical-align="middle" fo:padding-top="0.133cm" fo:padding-bottom="0.133cm" fo:padding-left="0.258cm" fo:padding-right="0.258cm"/>
    </style:style>
    <style:style style:name="gr4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6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732cm" fo:min-width="2.992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4e9a06" draw:textarea-horizontal-align="justify" draw:textarea-vertical-align="middle" draw:auto-grow-height="false" fo:min-height="0cm" fo:min-width="0.29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draw:fill="none" draw:textarea-vertical-align="middle" fo:padding-top="0.133cm" fo:padding-bottom="0.133cm" fo:padding-left="0.258cm" fo:padding-right="0.258cm"/>
    </style:style>
    <style:style style:name="gr13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732cm" fo:min-width="2.982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22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24" style:family="graphic" style:parent-style-name="standard">
      <style:graphic-properties draw:stroke="none" draw:fill-color="#334de9" draw:textarea-horizontal-align="justify" draw:textarea-vertical-align="middle" draw:auto-grow-height="false" fo:min-height="0.458cm" fo:min-width="0.208cm" draw:shadow="hidden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7cm" fo:min-width="2.9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458cm" fo:min-width="0.208cm" draw:shadow="hidden"/>
    </style:style>
    <style:style style:name="P1" style:family="paragraph">
      <style:paragraph-properties fo:line-height="100%" fo:text-align="end"/>
    </style:style>
    <style:style style:name="P2" style:family="paragraph">
      <loext:graphic-properties draw:fill="none" draw:fill-color="#ffffff"/>
      <style:paragraph-properties fo:line-height="100%" fo:text-align="en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ef2929"/>
      <style:paragraph-properties fo:text-align="center"/>
    </style:style>
    <style:style style:name="P5" style:family="paragraph">
      <loext:graphic-properties draw:fill-color="#4e9a06"/>
      <style:paragraph-properties fo:text-align="center"/>
    </style:style>
    <style:style style:name="P6" style:family="paragraph">
      <loext:graphic-properties draw:fill="solid" draw:fill-color="#000000" draw:opacity="1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334de9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1</text:p>
          </draw:text-box>
        </draw:frame>
        <draw:g xml:id="id7" draw:id="id7">
          <draw:connector draw:style-name="gr2" draw:text-style-name="P3" draw:layer="layout" draw:type="line" svg:x1="0.782cm" svg:y1="2.943cm" svg:x2="1.51cm" svg:y2="1.799cm" draw:start-shape="id1" draw:start-glue-point="4" draw:end-shape="id2" draw:end-glue-point="6" svg:d="M782 2943l728-1144" svg:viewBox="0 0 729 1145">
            <text:p/>
          </draw:connector>
          <draw:connector draw:style-name="gr3" draw:text-style-name="P3" draw:layer="layout" draw:type="line" svg:x1="2.01cm" svg:y1="1.799cm" svg:x2="2.734cm" svg:y2="2.468cm" draw:start-shape="id2" draw:start-glue-point="10" draw:end-shape="id3" draw:end-glue-point="4" svg:d="M2010 1799l724 669" svg:viewBox="0 0 725 670">
            <text:p/>
          </draw:connector>
          <draw:connector draw:style-name="gr4" draw:text-style-name="P3" draw:layer="layout" draw:type="line" svg:x1="1.032cm" svg:y1="3.193cm" svg:x2="1.984cm" svg:y2="3.218cm" draw:start-shape="id1" draw:start-glue-point="10" draw:end-shape="id3" draw:end-glue-point="6" svg:d="M1032 3193l952 25" svg:viewBox="0 0 953 26">
            <text:p/>
          </draw:connector>
          <draw:custom-shape draw:style-name="gr5" draw:text-style-name="P3" xml:id="id3" draw:id="id3" draw:layer="layout" svg:width="1.5cm" svg:height="1.5cm" svg:x="1.984cm" svg:y="2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2" draw:id="id2" draw:layer="layout" svg:width="0.5cm" svg:height="0.5cm" svg:x="1.51cm" svg:y="1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1" draw:id="id1" draw:layer="layout" svg:width="0.5cm" svg:height="0.5cm" svg:x="0.532cm" svg:y="2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3.51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8cm" svg:height="0.8cm" svg:x="1.365cm" svg:y="1.4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0.8cm" svg:height="0.8cm" svg:x="0.386cm" svg:y="2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79cm" svg:height="0.25cm" svg:x="2.355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0" draw:text-style-name="P6" draw:layer="layout" svg:width="3.5cm" svg:height="3cm" svg:x="5.5cm" svg:y="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89cm" svg:y1="2.944cm" svg:x2="6.997cm" svg:y2="1.772cm" draw:start-shape="id4" draw:start-glue-point="4" draw:end-shape="id5" draw:end-glue-point="6" svg:d="M6289 2944l708-1172" svg:viewBox="0 0 709 1173">
            <text:p/>
          </draw:connector>
          <draw:connector draw:style-name="gr12" draw:text-style-name="P3" draw:layer="layout" draw:type="line" svg:x1="7.497cm" svg:y1="1.772cm" svg:x2="8.214cm" svg:y2="2.455cm" draw:start-shape="id5" draw:start-glue-point="10" draw:end-shape="id6" draw:end-glue-point="4" svg:d="M7497 1772l717 683" svg:viewBox="0 0 718 684">
            <text:p/>
          </draw:connector>
          <draw:connector draw:style-name="gr13" draw:text-style-name="P3" draw:layer="layout" draw:type="line" svg:x1="6.539cm" svg:y1="3.194cm" svg:x2="7.464cm" svg:y2="3.205cm" draw:start-shape="id4" draw:start-glue-point="10" draw:end-shape="id6" draw:end-glue-point="6" svg:d="M6539 3194l925 11" svg:viewBox="0 0 926 12">
            <text:p/>
          </draw:connector>
          <draw:custom-shape draw:style-name="gr14" draw:text-style-name="P3" xml:id="id6" draw:id="id6" draw:layer="layout" svg:width="1.5cm" svg:height="1.5cm" svg:x="7.464cm" svg:y="2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5" draw:id="id5" draw:layer="layout" svg:width="0.5cm" svg:height="0.5cm" svg:x="6.997cm" svg:y="1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4" draw:id="id4" draw:layer="layout" svg:width="0.5cm" svg:height="0.5cm" svg:x="6.039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8" draw:layer="layout" svg:width="9cm" svg:height="0.962cm" svg:x="0cm" svg:y="0cm">
          <draw:text-box>
            <text:p text:style-name="P7">Étape 1</text:p>
          </draw:text-box>
        </draw:frame>
        <draw:connector draw:style-name="gr17" draw:text-style-name="P9" draw:layer="layout" draw:type="line" svg:x1="3.51cm" svg:y1="2.5cm" svg:x2="5.5cm" svg:y2="2.5cm" draw:start-shape="id7" draw:start-glue-point="1" draw:end-shape="id8" draw:end-glue-point="3" svg:d="M3510 2500h1990" svg:viewBox="0 0 1991 1">
          <text:p/>
        </draw:connector>
      </draw:page>
      <draw:page draw:name="page2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2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2</text:p>
          </draw:text-box>
        </draw:frame>
        <draw:g xml:id="id15" draw:id="id15">
          <draw:connector draw:style-name="gr2" draw:text-style-name="P3" draw:layer="layout" draw:type="line" svg:x1="0.802cm" svg:y1="2.982cm" svg:x2="1.51cm" svg:y2="1.81cm" draw:start-shape="id9" draw:start-glue-point="4" draw:end-shape="id10" draw:end-glue-point="6" svg:d="M802 2982l708-1172" svg:viewBox="0 0 709 1173">
            <text:p/>
          </draw:connector>
          <draw:connector draw:style-name="gr3" draw:text-style-name="P3" draw:layer="layout" draw:type="line" svg:x1="2.01cm" svg:y1="1.81cm" svg:x2="2.727cm" svg:y2="2.493cm" draw:start-shape="id10" draw:start-glue-point="10" draw:end-shape="id11" draw:end-glue-point="4" svg:d="M2010 1810l717 683" svg:viewBox="0 0 718 684">
            <text:p/>
          </draw:connector>
          <draw:connector draw:style-name="gr4" draw:text-style-name="P3" draw:layer="layout" draw:type="line" svg:x1="1.052cm" svg:y1="3.232cm" svg:x2="1.977cm" svg:y2="3.243cm" draw:start-shape="id9" draw:start-glue-point="10" draw:end-shape="id11" draw:end-glue-point="6" svg:d="M1052 3232l925 11" svg:viewBox="0 0 926 12">
            <text:p/>
          </draw:connector>
          <draw:custom-shape draw:style-name="gr5" draw:text-style-name="P3" xml:id="id11" draw:id="id11" draw:layer="layout" svg:width="1.5cm" svg:height="1.5cm" svg:x="1.977cm" svg:y="2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10" draw:id="id10" draw:layer="layout" svg:width="0.5cm" svg:height="0.5cm" svg:x="1.51cm" svg:y="1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9" draw:id="id9" draw:layer="layout" svg:width="0.5cm" svg:height="0.5cm" svg:x="0.552cm" svg:y="2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8cm" svg:height="0.8cm" svg:x="1.358cm" svg:y="1.41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79cm" svg:height="0.25cm" svg:x="2.332cm" svg:y="3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0.802cm" svg:y1="2.982cm" svg:x2="1.51cm" svg:y2="1.81cm" draw:start-shape="id12" draw:start-glue-point="4" draw:end-shape="id13" draw:end-glue-point="6" svg:d="M802 2982l708-1172" svg:viewBox="0 0 709 1173">
            <text:p/>
          </draw:connector>
          <draw:connector draw:style-name="gr3" draw:text-style-name="P3" draw:layer="layout" draw:type="line" svg:x1="2.01cm" svg:y1="1.81cm" svg:x2="2.727cm" svg:y2="2.493cm" draw:start-shape="id13" draw:start-glue-point="10" draw:end-shape="id14" draw:end-glue-point="4" svg:d="M2010 1810l717 683" svg:viewBox="0 0 718 684">
            <text:p/>
          </draw:connector>
          <draw:connector draw:style-name="gr4" draw:text-style-name="P3" draw:layer="layout" draw:type="line" svg:x1="1.052cm" svg:y1="3.232cm" svg:x2="1.977cm" svg:y2="3.243cm" draw:start-shape="id12" draw:start-glue-point="10" draw:end-shape="id14" draw:end-glue-point="6" svg:d="M1052 3232l925 11" svg:viewBox="0 0 926 12">
            <text:p/>
          </draw:connector>
          <draw:custom-shape draw:style-name="gr5" draw:text-style-name="P3" xml:id="id14" draw:id="id14" draw:layer="layout" svg:width="1.5cm" svg:height="1.5cm" svg:x="1.977cm" svg:y="2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13" draw:id="id13" draw:layer="layout" svg:width="0.5cm" svg:height="0.5cm" svg:x="1.51cm" svg:y="1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12" draw:id="id12" draw:layer="layout" svg:width="0.5cm" svg:height="0.5cm" svg:x="0.552cm" svg:y="2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8cm" svg:height="0.8cm" svg:x="1.358cm" svg:y="1.41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79cm" svg:height="0.25cm" svg:x="2.332cm" svg:y="3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9" draw:layer="layout" draw:type="line" svg:x1="3.5cm" svg:y1="2.5cm" svg:x2="5.5cm" svg:y2="2.5cm" draw:start-shape="id15" draw:start-glue-point="1" draw:end-shape="id16" draw:end-glue-point="3" svg:d="M3500 2500h2000" svg:viewBox="0 0 2001 1">
          <text:p/>
        </draw:connector>
        <draw:g xml:id="id16" draw:id="id16">
          <draw:custom-shape draw:style-name="gr19" draw:text-style-name="P6" draw:layer="layout" svg:width="3.5cm" svg:height="3.001cm" svg:x="5.5cm" svg:y="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89cm" svg:y1="2.462cm" svg:x2="7.024cm" svg:y2="1.787cm" draw:start-shape="id17" draw:start-glue-point="4" draw:end-shape="id18" draw:end-glue-point="6" svg:d="M6289 2462l735-675" svg:viewBox="0 0 736 676">
            <text:p/>
          </draw:connector>
          <draw:connector draw:style-name="gr12" draw:text-style-name="P3" draw:layer="layout" draw:type="line" svg:x1="7.524cm" svg:y1="1.787cm" svg:x2="8.212cm" svg:y2="2.712cm" draw:start-shape="id18" draw:start-glue-point="10" draw:end-shape="id19" draw:end-glue-point="4" svg:d="M7524 1787l688 925" svg:viewBox="0 0 689 926">
            <text:p/>
          </draw:connector>
          <draw:connector draw:style-name="gr13" draw:text-style-name="P3" draw:layer="layout" draw:type="line" svg:x1="7.039cm" svg:y1="3.212cm" svg:x2="7.712cm" svg:y2="3.212cm" draw:start-shape="id17" draw:start-glue-point="10" draw:end-shape="id19" draw:end-glue-point="6" svg:d="M7039 3212h673" svg:viewBox="0 0 674 1">
            <text:p/>
          </draw:connector>
          <draw:custom-shape draw:style-name="gr20" draw:text-style-name="P3" xml:id="id17" draw:id="id17" draw:layer="layout" svg:width="1.5cm" svg:height="1.5cm" svg:x="5.539cm" svg:y="2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xml:id="id19" draw:id="id19" draw:layer="layout" svg:width="1cm" svg:height="1cm" svg:x="7.712cm" svg:y="2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18" draw:id="id18" draw:layer="layout" svg:width="0.5cm" svg:height="0.5cm" svg:x="7.024cm" svg:y="1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3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3</text:p>
          </draw:text-box>
        </draw:frame>
        <draw:connector draw:style-name="gr17" draw:text-style-name="P9" draw:layer="layout" draw:type="line" svg:x1="3.5cm" svg:y1="2.5cm" svg:x2="5.5cm" svg:y2="2.5cm" draw:start-shape="id20" draw:start-glue-point="1" draw:end-shape="id21" draw:end-glue-point="3" svg:d="M3500 2500h2000" svg:viewBox="0 0 2001 1">
          <text:p/>
        </draw:connector>
        <draw:g xml:id="id20" draw:id="id20">
          <draw:connector draw:style-name="gr2" draw:text-style-name="P3" draw:layer="layout" draw:type="line" svg:x1="0.803cm" svg:y1="2.463cm" svg:x2="1.538cm" svg:y2="1.788cm" draw:start-shape="id22" draw:start-glue-point="4" draw:end-shape="id23" draw:end-glue-point="6" svg:d="M803 2463l735-675" svg:viewBox="0 0 736 676">
            <text:p/>
          </draw:connector>
          <draw:connector draw:style-name="gr3" draw:text-style-name="P3" draw:layer="layout" draw:type="line" svg:x1="2.038cm" svg:y1="1.788cm" svg:x2="2.726cm" svg:y2="2.713cm" draw:start-shape="id23" draw:start-glue-point="10" draw:end-shape="id24" draw:end-glue-point="4" svg:d="M2038 1788l688 925" svg:viewBox="0 0 689 926">
            <text:p/>
          </draw:connector>
          <draw:connector draw:style-name="gr4" draw:text-style-name="P3" draw:layer="layout" draw:type="line" svg:x1="1.553cm" svg:y1="3.213cm" svg:x2="2.226cm" svg:y2="3.213cm" draw:start-shape="id22" draw:start-glue-point="10" draw:end-shape="id24" draw:end-glue-point="6" svg:d="M1553 3213h673" svg:viewBox="0 0 674 1">
            <text:p/>
          </draw:connector>
          <draw:custom-shape draw:style-name="gr22" draw:text-style-name="P3" xml:id="id22" draw:id="id22" draw:layer="layout" svg:width="1.5cm" svg:height="1.5cm" svg:x="0.053cm" svg:y="2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xml:id="id24" draw:id="id24" draw:layer="layout" svg:width="1cm" svg:height="1cm" svg:x="2.226cm" svg:y="2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23" draw:id="id23" draw:layer="layout" svg:width="0.5cm" svg:height="0.5cm" svg:x="1.538cm" svg:y="1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79cm" svg:height="0.25cm" svg:x="0.408cm" svg:y="3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4" draw:text-style-name="P10" draw:layer="layout" svg:width="0.799cm" svg:height="0.799cm" svg:x="1.396cm" svg:y="1.387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  <draw:g xml:id="id21" draw:id="id21">
          <draw:custom-shape draw:style-name="gr25" draw:text-style-name="P6" draw:layer="layout" svg:width="3.5cm" svg:height="3.002cm" svg:x="5.5cm" svg:y="0.999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91cm" svg:y1="2.954cm" svg:x2="6.507cm" svg:y2="1.786cm" draw:start-shape="id25" draw:start-glue-point="4" draw:end-shape="id26" draw:end-glue-point="6" svg:d="M6291 2954l216-1168" svg:viewBox="0 0 217 1169">
            <text:p/>
          </draw:connector>
          <draw:connector draw:style-name="gr12" draw:text-style-name="P3" draw:layer="layout" draw:type="line" svg:x1="8.007cm" svg:y1="1.786cm" svg:x2="8.224cm" svg:y2="2.966cm" draw:start-shape="id26" draw:start-glue-point="10" draw:end-shape="id27" draw:end-glue-point="4" svg:d="M8007 1786l217 1180" svg:viewBox="0 0 218 1181">
            <text:p/>
          </draw:connector>
          <draw:connector draw:style-name="gr13" draw:text-style-name="P3" draw:layer="layout" draw:type="line" svg:x1="6.541cm" svg:y1="3.204cm" svg:x2="7.974cm" svg:y2="3.216cm" draw:start-shape="id25" draw:start-glue-point="10" draw:end-shape="id27" draw:end-glue-point="6" svg:d="M6541 3204l1433 12" svg:viewBox="0 0 1434 13">
            <text:p/>
          </draw:connector>
          <draw:custom-shape draw:style-name="gr14" draw:text-style-name="P3" xml:id="id26" draw:id="id26" draw:layer="layout" svg:width="1.5cm" svg:height="1.5cm" svg:x="6.507cm" svg:y="1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xml:id="id27" draw:id="id27" draw:layer="layout" svg:width="0.5cm" svg:height="0.5cm" svg:x="7.974cm" svg:y="2.9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25" draw:id="id25" draw:layer="layout" svg:width="0.5cm" svg:height="0.5cm" svg:x="6.041cm" svg:y="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4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4</text:p>
          </draw:text-box>
        </draw:frame>
        <draw:connector draw:style-name="gr17" draw:text-style-name="P9" draw:layer="layout" draw:type="line" svg:x1="3.5cm" svg:y1="2.5cm" svg:x2="5.5cm" svg:y2="2.5cm" draw:start-shape="id28" draw:start-glue-point="1" draw:end-shape="id29" draw:end-glue-point="3" svg:d="M3500 2500h2000" svg:viewBox="0 0 2001 1">
          <text:p/>
        </draw:connector>
        <draw:g xml:id="id28" draw:id="id28">
          <draw:connector draw:style-name="gr2" draw:text-style-name="P3" draw:layer="layout" draw:type="line" svg:x1="0.782cm" svg:y1="2.956cm" svg:x2="0.998cm" svg:y2="1.788cm" draw:start-shape="id30" draw:start-glue-point="4" draw:end-shape="id31" draw:end-glue-point="6" svg:d="M782 2956l216-1168" svg:viewBox="0 0 217 1169">
            <text:p/>
          </draw:connector>
          <draw:connector draw:style-name="gr3" draw:text-style-name="P3" draw:layer="layout" draw:type="line" svg:x1="2.498cm" svg:y1="1.788cm" svg:x2="2.715cm" svg:y2="2.968cm" draw:start-shape="id31" draw:start-glue-point="10" draw:end-shape="id32" draw:end-glue-point="4" svg:d="M2498 1788l217 1180" svg:viewBox="0 0 218 1181">
            <text:p/>
          </draw:connector>
          <draw:connector draw:style-name="gr4" draw:text-style-name="P3" draw:layer="layout" draw:type="line" svg:x1="1.032cm" svg:y1="3.206cm" svg:x2="2.465cm" svg:y2="3.218cm" draw:start-shape="id30" draw:start-glue-point="10" draw:end-shape="id32" draw:end-glue-point="6" svg:d="M1032 3206l1433 12" svg:viewBox="0 0 1434 13">
            <text:p/>
          </draw:connector>
          <draw:custom-shape draw:style-name="gr5" draw:text-style-name="P3" xml:id="id31" draw:id="id31" draw:layer="layout" svg:width="1.5cm" svg:height="1.5cm" svg:x="0.998cm" svg:y="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xml:id="id32" draw:id="id32" draw:layer="layout" svg:width="0.5cm" svg:height="0.5cm" svg:x="2.465cm" svg:y="2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30" draw:id="id30" draw:layer="layout" svg:width="0.5cm" svg:height="0.5cm" svg:x="0.53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8cm" svg:height="0.8cm" svg:x="0.383cm" svg:y="2.80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0.8cm" svg:height="0.8cm" svg:x="2.32cm" svg:y="2.82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79cm" svg:height="0.25cm" svg:x="1.353cm" svg:y="1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9" draw:text-style-name="P6" draw:layer="layout" svg:width="3.5cm" svg:height="3.001cm" svg:x="5.5cm" svg:y="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9cm" svg:y1="2.701cm" svg:x2="7.012cm" svg:y2="1.793cm" draw:start-shape="id33" draw:start-glue-point="4" draw:end-shape="id34" draw:end-glue-point="6" svg:d="M6290 2701l722-908" svg:viewBox="0 0 723 909">
            <text:p/>
          </draw:connector>
          <draw:connector draw:style-name="gr12" draw:text-style-name="P3" draw:layer="layout" draw:type="line" svg:x1="7.512cm" svg:y1="1.793cm" svg:x2="8.208cm" svg:y2="2.705cm" draw:start-shape="id34" draw:start-glue-point="10" draw:end-shape="id35" draw:end-glue-point="4" svg:d="M7512 1793l696 912" svg:viewBox="0 0 697 913">
            <text:p/>
          </draw:connector>
          <draw:connector draw:style-name="gr13" draw:text-style-name="P3" draw:layer="layout" draw:type="line" svg:x1="6.79cm" svg:y1="3.201cm" svg:x2="7.708cm" svg:y2="3.205cm" draw:start-shape="id33" draw:start-glue-point="10" draw:end-shape="id35" draw:end-glue-point="6" svg:d="M6790 3201l918 4" svg:viewBox="0 0 919 5">
            <text:p/>
          </draw:connector>
          <draw:custom-shape draw:style-name="gr28" draw:text-style-name="P3" xml:id="id33" draw:id="id33" draw:layer="layout" svg:width="1cm" svg:height="1cm" svg:x="5.79cm" svg:y="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34" draw:id="id34" draw:layer="layout" svg:width="0.5cm" svg:height="0.5cm" svg:x="7.012cm" svg:y="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xml:id="id35" draw:id="id35" draw:layer="layout" svg:width="1cm" svg:height="1cm" svg:x="7.708cm" svg:y="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5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5</text:p>
          </draw:text-box>
        </draw:frame>
        <draw:connector draw:style-name="gr17" draw:text-style-name="P9" draw:layer="layout" draw:type="line" svg:x1="3.5cm" svg:y1="2.5cm" svg:x2="5.5cm" svg:y2="2.5cm" draw:start-shape="id36" draw:start-glue-point="1" draw:end-shape="id37" draw:end-glue-point="3" svg:d="M3500 2500h2000" svg:viewBox="0 0 2001 1">
          <text:p/>
        </draw:connector>
        <draw:g xml:id="id36" draw:id="id36">
          <draw:connector draw:style-name="gr2" draw:text-style-name="P3" draw:layer="layout" draw:type="line" svg:x1="0.777cm" svg:y1="2.701cm" svg:x2="1.499cm" svg:y2="1.793cm" draw:start-shape="id38" draw:start-glue-point="4" draw:end-shape="id39" draw:end-glue-point="6" svg:d="M777 2701l722-908" svg:viewBox="0 0 723 909">
            <text:p/>
          </draw:connector>
          <draw:connector draw:style-name="gr3" draw:text-style-name="P3" draw:layer="layout" draw:type="line" svg:x1="1.999cm" svg:y1="1.793cm" svg:x2="2.695cm" svg:y2="2.705cm" draw:start-shape="id39" draw:start-glue-point="10" draw:end-shape="id40" draw:end-glue-point="4" svg:d="M1999 1793l696 912" svg:viewBox="0 0 697 913">
            <text:p/>
          </draw:connector>
          <draw:connector draw:style-name="gr4" draw:text-style-name="P3" draw:layer="layout" draw:type="line" svg:x1="1.277cm" svg:y1="3.201cm" svg:x2="2.195cm" svg:y2="3.205cm" draw:start-shape="id38" draw:start-glue-point="10" draw:end-shape="id40" draw:end-glue-point="6" svg:d="M1277 3201l918 4" svg:viewBox="0 0 919 5">
            <text:p/>
          </draw:connector>
          <draw:custom-shape draw:style-name="gr29" draw:text-style-name="P3" xml:id="id38" draw:id="id38" draw:layer="layout" svg:width="1cm" svg:height="1cm" svg:x="0.277cm" svg:y="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39" draw:id="id39" draw:layer="layout" svg:width="0.5cm" svg:height="0.5cm" svg:x="1.499cm" svg:y="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xml:id="id40" draw:id="id40" draw:layer="layout" svg:width="1cm" svg:height="1cm" svg:x="2.195cm" svg:y="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10" draw:layer="layout" svg:width="0.799cm" svg:height="0.799cm" svg:x="0.377cm" svg:y="2.80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  <draw:path draw:style-name="gr24" draw:text-style-name="P10" draw:layer="layout" svg:width="0.799cm" svg:height="0.799cm" svg:x="1.353cm" svg:y="1.394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  <draw:g xml:id="id37" draw:id="id37">
          <draw:custom-shape draw:style-name="gr25" draw:text-style-name="P6" draw:layer="layout" svg:width="3.5cm" svg:height="3.002cm" svg:x="5.5cm" svg:y="0.999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92cm" svg:y1="2.461cm" svg:x2="6.753cm" svg:y2="1.797cm" draw:start-shape="id41" draw:start-glue-point="4" draw:end-shape="id42" draw:end-glue-point="6" svg:d="M6292 2461l461-664" svg:viewBox="0 0 462 665">
            <text:p/>
          </draw:connector>
          <draw:connector draw:style-name="gr12" draw:text-style-name="P3" draw:layer="layout" draw:type="line" svg:x1="7.753cm" svg:y1="1.797cm" svg:x2="8.216cm" svg:y2="2.959cm" draw:start-shape="id42" draw:start-glue-point="10" draw:end-shape="id43" draw:end-glue-point="4" svg:d="M7753 1797l463 1162" svg:viewBox="0 0 464 1163">
            <text:p/>
          </draw:connector>
          <draw:connector draw:style-name="gr13" draw:text-style-name="P3" draw:layer="layout" draw:type="line" svg:x1="7.042cm" svg:y1="3.211cm" svg:x2="7.966cm" svg:y2="3.209cm" draw:start-shape="id41" draw:start-glue-point="10" draw:end-shape="id43" draw:end-glue-point="6" svg:d="M7042 3211l924-2" svg:viewBox="0 0 925 3">
            <text:p/>
          </draw:connector>
          <draw:custom-shape draw:style-name="gr20" draw:text-style-name="P3" xml:id="id41" draw:id="id41" draw:layer="layout" svg:width="1.5cm" svg:height="1.5cm" svg:x="5.542cm" svg:y="2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xml:id="id42" draw:id="id42" draw:layer="layout" svg:width="1cm" svg:height="1cm" svg:x="6.753cm" svg:y="1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xml:id="id43" draw:id="id43" draw:layer="layout" svg:width="0.5cm" svg:height="0.5cm" svg:x="7.966cm" svg:y="2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6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6</text:p>
          </draw:text-box>
        </draw:frame>
        <draw:connector draw:style-name="gr17" draw:text-style-name="P9" draw:layer="layout" draw:type="line" svg:x1="3.5cm" svg:y1="2.5cm" svg:x2="5.5cm" svg:y2="2.5cm" draw:start-shape="id44" draw:start-glue-point="1" draw:end-shape="id45" draw:end-glue-point="3" svg:d="M3500 2500h2000" svg:viewBox="0 0 2001 1">
          <text:p/>
        </draw:connector>
        <draw:g xml:id="id44" draw:id="id44">
          <draw:connector draw:style-name="gr2" draw:text-style-name="P3" draw:layer="layout" draw:type="line" svg:x1="0.791cm" svg:y1="2.463cm" svg:x2="1.252cm" svg:y2="1.799cm" draw:start-shape="id46" draw:start-glue-point="4" draw:end-shape="id47" draw:end-glue-point="6" svg:d="M791 2463l461-664" svg:viewBox="0 0 462 665">
            <text:p/>
          </draw:connector>
          <draw:connector draw:style-name="gr3" draw:text-style-name="P3" draw:layer="layout" draw:type="line" svg:x1="2.252cm" svg:y1="1.799cm" svg:x2="2.719cm" svg:y2="2.961cm" draw:start-shape="id47" draw:start-glue-point="10" draw:end-shape="id48" draw:end-glue-point="4" svg:d="M2252 1799l467 1162" svg:viewBox="0 0 468 1163">
            <text:p/>
          </draw:connector>
          <draw:connector draw:style-name="gr4" draw:text-style-name="P3" draw:layer="layout" draw:type="line" svg:x1="1.541cm" svg:y1="3.213cm" svg:x2="2.469cm" svg:y2="3.211cm" draw:start-shape="id46" draw:start-glue-point="10" draw:end-shape="id48" draw:end-glue-point="6" svg:d="M1541 3213l928-2" svg:viewBox="0 0 929 3">
            <text:p/>
          </draw:connector>
          <draw:custom-shape draw:style-name="gr22" draw:text-style-name="P3" xml:id="id46" draw:id="id46" draw:layer="layout" svg:width="1.5cm" svg:height="1.5cm" svg:x="0.041cm" svg:y="2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xml:id="id47" draw:id="id47" draw:layer="layout" svg:width="1cm" svg:height="1cm" svg:x="1.252cm" svg:y="1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xml:id="id48" draw:id="id48" draw:layer="layout" svg:width="0.5cm" svg:height="0.5cm" svg:x="2.469cm" svg:y="2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79cm" svg:height="0.25cm" svg:x="0.396cm" svg:y="3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4" draw:text-style-name="P10" draw:layer="layout" svg:width="0.799cm" svg:height="0.799cm" svg:x="1.352cm" svg:y="1.399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  <draw:path draw:style-name="gr30" draw:text-style-name="P11" draw:layer="layout" svg:width="0.799cm" svg:height="0.799cm" svg:x="1.35cm" svg:y="2.217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  <draw:g xml:id="id45" draw:id="id45">
          <draw:custom-shape draw:style-name="gr19" draw:text-style-name="P6" draw:layer="layout" svg:width="3.5cm" svg:height="3.001cm" svg:x="5.5cm" svg:y="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xml:id="id50" draw:id="id50" draw:layer="layout" svg:width="1.5cm" svg:height="1.5cm" svg:x="6.513cm" svg:y="1.0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line" svg:x1="6.293cm" svg:y1="2.704cm" svg:x2="6.513cm" svg:y2="1.792cm" draw:start-shape="id49" draw:start-glue-point="4" draw:end-shape="id50" draw:end-glue-point="6" svg:d="M6293 2704l220-912" svg:viewBox="0 0 221 913">
            <text:p/>
          </draw:connector>
          <draw:connector draw:style-name="gr12" draw:text-style-name="P3" draw:layer="layout" draw:type="line" svg:x1="8.013cm" svg:y1="1.792cm" svg:x2="8.22cm" svg:y2="2.965cm" draw:start-shape="id50" draw:start-glue-point="10" draw:end-shape="id51" draw:end-glue-point="4" svg:d="M8013 1792l207 1173" svg:viewBox="0 0 208 1174">
            <text:p/>
          </draw:connector>
          <draw:connector draw:style-name="gr13" draw:text-style-name="P3" draw:layer="layout" draw:type="line" svg:x1="6.793cm" svg:y1="3.204cm" svg:x2="7.97cm" svg:y2="3.215cm" draw:start-shape="id49" draw:start-glue-point="10" draw:end-shape="id51" draw:end-glue-point="6" svg:d="M6793 3204l1177 11" svg:viewBox="0 0 1178 12">
            <text:p/>
          </draw:connector>
          <draw:custom-shape draw:style-name="gr28" draw:text-style-name="P3" xml:id="id49" draw:id="id49" draw:layer="layout" svg:width="1cm" svg:height="1cm" svg:x="5.793cm" svg:y="2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xml:id="id51" draw:id="id51" draw:layer="layout" svg:width="0.5cm" svg:height="0.5cm" svg:x="7.97cm" svg:y="2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7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7</text:p>
          </draw:text-box>
        </draw:frame>
        <draw:connector draw:style-name="gr17" draw:text-style-name="P9" draw:layer="layout" draw:type="line" svg:x1="3.5cm" svg:y1="2.5cm" svg:x2="5.5cm" svg:y2="2.5cm" draw:start-shape="id52" draw:start-glue-point="1" draw:end-shape="id53" draw:end-glue-point="3" svg:d="M3500 2500h2000" svg:viewBox="0 0 2001 1">
          <text:p/>
        </draw:connector>
        <draw:g xml:id="id52" draw:id="id52"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xml:id="id55" draw:id="id55" draw:layer="layout" svg:width="1.5cm" svg:height="1.5cm" svg:x="1.004cm" svg:y="1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0.784cm" svg:y1="2.705cm" svg:x2="1.004cm" svg:y2="1.793cm" draw:start-shape="id54" draw:start-glue-point="4" draw:end-shape="id55" draw:end-glue-point="6" svg:d="M784 2705l220-912" svg:viewBox="0 0 221 913">
            <text:p/>
          </draw:connector>
          <draw:connector draw:style-name="gr3" draw:text-style-name="P3" draw:layer="layout" draw:type="line" svg:x1="2.504cm" svg:y1="1.793cm" svg:x2="2.711cm" svg:y2="2.966cm" draw:start-shape="id55" draw:start-glue-point="10" draw:end-shape="id56" draw:end-glue-point="4" svg:d="M2504 1793l207 1173" svg:viewBox="0 0 208 1174">
            <text:p/>
          </draw:connector>
          <draw:connector draw:style-name="gr4" draw:text-style-name="P3" draw:layer="layout" draw:type="line" svg:x1="1.284cm" svg:y1="3.205cm" svg:x2="2.461cm" svg:y2="3.216cm" draw:start-shape="id54" draw:start-glue-point="10" draw:end-shape="id56" draw:end-glue-point="6" svg:d="M1284 3205l1177 11" svg:viewBox="0 0 1178 12">
            <text:p/>
          </draw:connector>
          <draw:custom-shape draw:style-name="gr29" draw:text-style-name="P3" xml:id="id54" draw:id="id54" draw:layer="layout" svg:width="1cm" svg:height="1cm" svg:x="0.284cm" svg:y="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xml:id="id56" draw:id="id56" draw:layer="layout" svg:width="0.5cm" svg:height="0.5cm" svg:x="2.461cm" svg:y="2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79cm" svg:height="0.25cm" svg:x="1.359cm" svg:y="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4" draw:text-style-name="P10" draw:layer="layout" svg:width="0.799cm" svg:height="0.799cm" svg:x="1.354cm" svg:y="1.393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  <draw:g xml:id="id53" draw:id="id53">
          <draw:custom-shape draw:style-name="gr19" draw:text-style-name="P6" draw:layer="layout" svg:width="3.5cm" svg:height="3.001cm" svg:x="5.5cm" svg:y="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96cm" svg:y1="2.699cm" svg:x2="7.015cm" svg:y2="1.79cm" draw:start-shape="id57" draw:start-glue-point="4" draw:end-shape="id58" draw:end-glue-point="6" svg:d="M6296 2699l719-909" svg:viewBox="0 0 720 910">
            <text:p/>
          </draw:connector>
          <draw:connector draw:style-name="gr12" draw:text-style-name="P3" draw:layer="layout" draw:type="line" svg:x1="7.515cm" svg:y1="1.79cm" svg:x2="8.219cm" svg:y2="2.706cm" draw:start-shape="id58" draw:end-shape="id59" draw:end-glue-point="4" svg:d="M7515 1790l704 916" svg:viewBox="0 0 705 917">
            <text:p/>
          </draw:connector>
          <draw:connector draw:style-name="gr13" draw:text-style-name="P3" draw:layer="layout" draw:type="line" svg:x1="6.796cm" svg:y1="3.199cm" svg:x2="7.719cm" svg:y2="3.206cm" draw:start-shape="id57" draw:start-glue-point="10" draw:end-shape="id59" draw:end-glue-point="6" svg:d="M6796 3199l923 7" svg:viewBox="0 0 924 8">
            <text:p/>
          </draw:connector>
          <draw:custom-shape draw:style-name="gr28" draw:text-style-name="P3" xml:id="id57" draw:id="id57" draw:layer="layout" svg:width="1cm" svg:height="1cm" svg:x="5.796cm" svg:y="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xml:id="id58" draw:id="id58" draw:layer="layout" svg:width="0.5cm" svg:height="0.5cm" svg:x="7.015cm" svg:y="1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xml:id="id59" draw:id="id59" draw:layer="layout" svg:width="1cm" svg:height="1cm" svg:x="7.719cm" svg:y="2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Standard">
        <draw:frame draw:style-name="gr1" draw:text-style-name="P2" draw:layer="layout" svg:width="9cm" svg:height="0.962cm" svg:x="0cm" svg:y="4.038cm">
          <draw:text-box>
            <text:p text:style-name="P1">Version 8</text:p>
          </draw:text-box>
        </draw:frame>
        <draw:frame draw:style-name="gr16" draw:text-style-name="P8" draw:layer="layout" svg:width="9cm" svg:height="0.962cm" svg:x="0cm" svg:y="0cm">
          <draw:text-box>
            <text:p text:style-name="P7">Étape 8</text:p>
          </draw:text-box>
        </draw:frame>
        <draw:connector draw:style-name="gr17" draw:text-style-name="P9" draw:layer="layout" draw:type="line" svg:x1="3.5cm" svg:y1="2.5cm" svg:x2="5.5cm" svg:y2="2.5cm" draw:start-shape="id60" draw:start-glue-point="1" draw:end-shape="id61" draw:end-glue-point="3" svg:d="M3500 2500h2000" svg:viewBox="0 0 2001 1">
          <text:p/>
        </draw:connector>
        <draw:g xml:id="id60" draw:id="id60">
          <draw:connector draw:style-name="gr2" draw:text-style-name="P3" draw:layer="layout" draw:type="line" svg:x1="0.775cm" svg:y1="2.699cm" svg:x2="1.494cm" svg:y2="1.79cm" draw:start-shape="id62" draw:start-glue-point="4" draw:end-shape="id63" draw:end-glue-point="6" svg:d="M775 2699l719-909" svg:viewBox="0 0 720 910">
            <text:p/>
          </draw:connector>
          <draw:connector draw:style-name="gr3" draw:text-style-name="P3" draw:layer="layout" draw:type="line" svg:x1="1.994cm" svg:y1="1.79cm" svg:x2="2.698cm" svg:y2="2.706cm" draw:start-shape="id63" draw:end-shape="id64" draw:end-glue-point="4" svg:d="M1994 1790l704 916" svg:viewBox="0 0 705 917">
            <text:p/>
          </draw:connector>
          <draw:connector draw:style-name="gr4" draw:text-style-name="P3" draw:layer="layout" draw:type="line" svg:x1="1.275cm" svg:y1="3.199cm" svg:x2="2.198cm" svg:y2="3.206cm" draw:start-shape="id62" draw:start-glue-point="10" draw:end-shape="id64" draw:end-glue-point="6" svg:d="M1275 3199l923 7" svg:viewBox="0 0 924 8">
            <text:p/>
          </draw:connector>
          <draw:custom-shape draw:style-name="gr29" draw:text-style-name="P3" xml:id="id62" draw:id="id62" draw:layer="layout" svg:width="1cm" svg:height="1cm" svg:x="0.275cm" svg:y="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63" draw:id="id63" draw:layer="layout" svg:width="0.5cm" svg:height="0.5cm" svg:x="1.494cm" svg:y="1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xml:id="id64" draw:id="id64" draw:layer="layout" svg:width="1cm" svg:height="1cm" svg:x="2.198cm" svg:y="2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3.5cm" svg:height="3cm" svg:x="0cm" svg:y="1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10" draw:layer="layout" svg:width="0.799cm" svg:height="0.799cm" svg:x="1.35cm" svg:y="1.393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  <draw:path draw:style-name="gr30" draw:text-style-name="P11" draw:layer="layout" svg:width="0.799cm" svg:height="0.799cm" svg:x="1.35cm" svg:y="2.228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  <draw:g xml:id="id61" draw:id="id61">
          <draw:custom-shape draw:style-name="gr19" draw:text-style-name="P6" draw:layer="layout" svg:width="3.5cm" svg:height="3.001cm" svg:x="5.5cm" svg:y="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draw:type="line" svg:x1="6.28cm" svg:y1="2.699cm" svg:x2="6.749cm" svg:y2="1.793cm" draw:start-shape="id65" draw:start-glue-point="4" draw:end-shape="id66" draw:end-glue-point="6" svg:d="M6280 2699l469-906" svg:viewBox="0 0 470 907">
            <text:p/>
          </draw:connector>
          <draw:connector draw:style-name="gr12" draw:text-style-name="P3" draw:layer="layout" draw:type="line" svg:x1="7.749cm" svg:y1="1.793cm" svg:x2="8.206cm" svg:y2="2.715cm" draw:start-shape="id66" draw:end-shape="id67" draw:end-glue-point="4" svg:d="M7749 1793l457 922" svg:viewBox="0 0 458 923">
            <text:p/>
          </draw:connector>
          <draw:connector draw:style-name="gr13" draw:text-style-name="P3" draw:layer="layout" draw:type="line" svg:x1="6.78cm" svg:y1="3.199cm" svg:x2="7.706cm" svg:y2="3.215cm" draw:start-shape="id65" draw:start-glue-point="10" draw:end-shape="id67" draw:end-glue-point="6" svg:d="M6780 3199l926 16" svg:viewBox="0 0 927 17">
            <text:p/>
          </draw:connector>
          <draw:custom-shape draw:style-name="gr28" draw:text-style-name="P3" xml:id="id65" draw:id="id65" draw:layer="layout" svg:width="1cm" svg:height="1cm" svg:x="5.78cm" svg:y="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xml:id="id67" draw:id="id67" draw:layer="layout" svg:width="1cm" svg:height="1cm" svg:x="7.706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xml:id="id66" draw:id="id66" draw:layer="layout" svg:width="1cm" svg:height="1cm" svg:x="6.749cm" svg:y="1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4:05:30.693672696</meta:creation-date>
    <meta:editing-duration>P0D</meta:editing-duration>
    <meta:editing-cycles>1</meta:editing-cycles>
    <meta:generator>LibreOffice/5.4.4.2$Linux_X86_64 LibreOffice_project/40m0$Build-2</meta:generator>
    <meta:document-statistic meta:object-count="180"/>
  </office:meta>
</office:document-meta>
</file>